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" table:style-name="ta1">
        <table:shapes>
          <draw:frame draw:z-index="0" draw:style-name="gr1" draw:text-style-name="P1" svg:width="159.99mm" svg:height="89.99mm" svg:x="76.11mm" svg:y="1mm">
            <loext:p draw:notify-on-update-of-ranges="cameraslog_5.A1:cameraslog_5.A1 cameraslog_5.A2:cameraslog_5.A1001 cameraslog_5.B1:cameraslog_5.B1 cameraslog_5.B2:cameraslog_5.B1001 cameraslog_5.A1:cameraslog_5.A1 cameraslog_5.A2:cameraslog_5.A1001 cameraslog_5.C1:cameraslog_5.C1 cameraslog_5.C2:cameraslog_5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47329" calcext:value-type="float">
            <text:p>4,9473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53118" calcext:value-type="float">
            <text:p>5,0531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053118" calcext:value-type="float">
            <text:p>5,0531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81816" calcext:value-type="float">
            <text:p>5,1818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5473" calcext:value-type="float">
            <text:p>4,854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76078" calcext:value-type="float">
            <text:p>4,5760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40427" calcext:value-type="float">
            <text:p>4,7404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40427" calcext:value-type="float">
            <text:p>4,7404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99264" calcext:value-type="float">
            <text:p>4,5992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9487" calcext:value-type="float">
            <text:p>4,294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199268" calcext:value-type="float">
            <text:p>4,1992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389095" calcext:value-type="float">
            <text:p>4,3890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224719" calcext:value-type="float">
            <text:p>4,2247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35625" calcext:value-type="float">
            <text:p>4,3356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43949" calcext:value-type="float">
            <text:p>4,4439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549741" calcext:value-type="float">
            <text:p>4,5497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500209" calcext:value-type="float">
            <text:p>4,50020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21713" calcext:value-type="float">
            <text:p>4,5217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474752" calcext:value-type="float">
            <text:p>4,4747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555078" calcext:value-type="float">
            <text:p>4,5550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736986" calcext:value-type="float">
            <text:p>4,7369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585639" calcext:value-type="float">
            <text:p>4,585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798365" calcext:value-type="float">
            <text:p>4,7983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100216" calcext:value-type="float">
            <text:p>5,100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2111" calcext:value-type="float">
            <text:p>5,21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286332" calcext:value-type="float">
            <text:p>5,2863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328222" calcext:value-type="float">
            <text:p>5,3282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579142" calcext:value-type="float">
            <text:p>5,5791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812246" calcext:value-type="float">
            <text:p>5,8122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79442" calcext:value-type="float">
            <text:p>5,794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798355" calcext:value-type="float">
            <text:p>5,7983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677286" calcext:value-type="float">
            <text:p>5,6772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912935" calcext:value-type="float">
            <text:p>5,9129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793256" calcext:value-type="float">
            <text:p>5,7932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944879" calcext:value-type="float">
            <text:p>5,9448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949971" calcext:value-type="float">
            <text:p>5,9499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949971" calcext:value-type="float">
            <text:p>5,9499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805988" calcext:value-type="float">
            <text:p>5,8059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983076" calcext:value-type="float">
            <text:p>5,9830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013623" calcext:value-type="float">
            <text:p>6,0136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964109" calcext:value-type="float">
            <text:p>5,9641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197208" calcext:value-type="float">
            <text:p>6,1972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946287" calcext:value-type="float">
            <text:p>5,9462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946287" calcext:value-type="float">
            <text:p>5,9462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171749" calcext:value-type="float">
            <text:p>6,1717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171749" calcext:value-type="float">
            <text:p>6,1717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331012" calcext:value-type="float">
            <text:p>6,3310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536105" calcext:value-type="float">
            <text:p>6,5361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361566" calcext:value-type="float">
            <text:p>6,3615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477541" calcext:value-type="float">
            <text:p>6,4775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477541" calcext:value-type="float">
            <text:p>6,4775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709257" calcext:value-type="float">
            <text:p>6,7092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858338" calcext:value-type="float">
            <text:p>6,8583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604863" calcext:value-type="float">
            <text:p>6,6048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604863" calcext:value-type="float">
            <text:p>6,6048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604863" calcext:value-type="float">
            <text:p>6,6048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604863" calcext:value-type="float">
            <text:p>6,6048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707854" calcext:value-type="float">
            <text:p>6,7078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82637" calcext:value-type="float">
            <text:p>6,826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82637" calcext:value-type="float">
            <text:p>6,826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769196" calcext:value-type="float">
            <text:p>6,7691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69196" calcext:value-type="float">
            <text:p>6,7691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915458" calcext:value-type="float">
            <text:p>6,9154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963839" calcext:value-type="float">
            <text:p>6,9638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019854" calcext:value-type="float">
            <text:p>7,0198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951106" calcext:value-type="float">
            <text:p>6,9511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951106" calcext:value-type="float">
            <text:p>6,9511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166391" calcext:value-type="float">
            <text:p>7,1663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166391" calcext:value-type="float">
            <text:p>7,1663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055752" calcext:value-type="float">
            <text:p>7,0557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121958" calcext:value-type="float">
            <text:p>7,1219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121958" calcext:value-type="float">
            <text:p>7,1219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276123" calcext:value-type="float">
            <text:p>7,2761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255755" calcext:value-type="float">
            <text:p>7,2557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293951" calcext:value-type="float">
            <text:p>7,2939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091408" calcext:value-type="float">
            <text:p>7,0914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222659" calcext:value-type="float">
            <text:p>7,22265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349974" calcext:value-type="float">
            <text:p>7,34997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430299" calcext:value-type="float">
            <text:p>7,4302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372877" calcext:value-type="float">
            <text:p>7,3728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426353" calcext:value-type="float">
            <text:p>7,4263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32821" calcext:value-type="float">
            <text:p>7,328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342348" calcext:value-type="float">
            <text:p>7,3423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342348" calcext:value-type="float">
            <text:p>7,3423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167807" calcext:value-type="float">
            <text:p>7,1678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167807" calcext:value-type="float">
            <text:p>7,1678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35508" calcext:value-type="float">
            <text:p>7,355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370348" calcext:value-type="float">
            <text:p>7,3703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216183" calcext:value-type="float">
            <text:p>7,2161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245592" calcext:value-type="float">
            <text:p>7,2455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157628" calcext:value-type="float">
            <text:p>7,1576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120591" calcext:value-type="float">
            <text:p>7,1205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120591" calcext:value-type="float">
            <text:p>7,1205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062024" calcext:value-type="float">
            <text:p>7,0620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062024" calcext:value-type="float">
            <text:p>7,0620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907857" calcext:value-type="float">
            <text:p>6,9078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934709" calcext:value-type="float">
            <text:p>6,9347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934709" calcext:value-type="float">
            <text:p>6,9347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934709" calcext:value-type="float">
            <text:p>6,9347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57626" calcext:value-type="float">
            <text:p>6,7576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804848" calcext:value-type="float">
            <text:p>6,8048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804848" calcext:value-type="float">
            <text:p>6,8048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804848" calcext:value-type="float">
            <text:p>6,8048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804848" calcext:value-type="float">
            <text:p>6,8048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645585" calcext:value-type="float">
            <text:p>6,6455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645585" calcext:value-type="float">
            <text:p>6,6455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645585" calcext:value-type="float">
            <text:p>6,6455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645585" calcext:value-type="float">
            <text:p>6,6455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815026" calcext:value-type="float">
            <text:p>6,8150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76836" calcext:value-type="float">
            <text:p>6,7768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94657" calcext:value-type="float">
            <text:p>6,7946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94657" calcext:value-type="float">
            <text:p>6,7946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774288" calcext:value-type="float">
            <text:p>6,7742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989565" calcext:value-type="float">
            <text:p>6,9895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989565" calcext:value-type="float">
            <text:p>6,9895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746279" calcext:value-type="float">
            <text:p>6,7462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746279" calcext:value-type="float">
            <text:p>6,7462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746279" calcext:value-type="float">
            <text:p>6,7462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597206" calcext:value-type="float">
            <text:p>6,5972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389563" calcext:value-type="float">
            <text:p>6,3895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520814" calcext:value-type="float">
            <text:p>6,5208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713182" calcext:value-type="float">
            <text:p>6,7131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713182" calcext:value-type="float">
            <text:p>6,71318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976832" calcext:value-type="float">
            <text:p>6,9768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746279" calcext:value-type="float">
            <text:p>6,7462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46279" calcext:value-type="float">
            <text:p>6,7462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746279" calcext:value-type="float">
            <text:p>6,7462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964103" calcext:value-type="float">
            <text:p>6,9641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964103" calcext:value-type="float">
            <text:p>6,9641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12846" calcext:value-type="float">
            <text:p>7,128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94628" calcext:value-type="float">
            <text:p>6,946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94628" calcext:value-type="float">
            <text:p>6,946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146278" calcext:value-type="float">
            <text:p>7,1462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097904" calcext:value-type="float">
            <text:p>7,0979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097904" calcext:value-type="float">
            <text:p>7,0979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115727" calcext:value-type="float">
            <text:p>7,1157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287726" calcext:value-type="float">
            <text:p>7,2877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034253" calcext:value-type="float">
            <text:p>7,0342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796058" calcext:value-type="float">
            <text:p>6,7960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87754" calcext:value-type="float">
            <text:p>6,877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7754" calcext:value-type="float">
            <text:p>6,877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87754" calcext:value-type="float">
            <text:p>6,877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862263" calcext:value-type="float">
            <text:p>6,8622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82632" calcext:value-type="float">
            <text:p>6,6826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58958" calcext:value-type="float">
            <text:p>6,589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58958" calcext:value-type="float">
            <text:p>6,589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94671" calcext:value-type="float">
            <text:p>6,5946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594671" calcext:value-type="float">
            <text:p>6,5946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94671" calcext:value-type="float">
            <text:p>6,5946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594671" calcext:value-type="float">
            <text:p>6,5946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476157" calcext:value-type="float">
            <text:p>6,476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476157" calcext:value-type="float">
            <text:p>6,476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476157" calcext:value-type="float">
            <text:p>6,476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476157" calcext:value-type="float">
            <text:p>6,476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29398" calcext:value-type="float">
            <text:p>6,293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29398" calcext:value-type="float">
            <text:p>6,293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337268" calcext:value-type="float">
            <text:p>6,3372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337268" calcext:value-type="float">
            <text:p>6,3372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306711" calcext:value-type="float">
            <text:p>6,3067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06715" calcext:value-type="float">
            <text:p>6,506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35255" calcext:value-type="float">
            <text:p>6,352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40602" calcext:value-type="float">
            <text:p>6,406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129633" calcext:value-type="float">
            <text:p>6,1296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13727" calcext:value-type="float">
            <text:p>6,137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152548" calcext:value-type="float">
            <text:p>6,1525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028934" calcext:value-type="float">
            <text:p>6,0289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147448" calcext:value-type="float">
            <text:p>6,1474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248145" calcext:value-type="float">
            <text:p>6,248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248145" calcext:value-type="float">
            <text:p>6,248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088884" calcext:value-type="float">
            <text:p>6,0888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334719" calcext:value-type="float">
            <text:p>6,3347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321978" calcext:value-type="float">
            <text:p>6,32197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418733" calcext:value-type="float">
            <text:p>6,4187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418733" calcext:value-type="float">
            <text:p>6,4187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418733" calcext:value-type="float">
            <text:p>6,4187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499061" calcext:value-type="float">
            <text:p>6,499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499061" calcext:value-type="float">
            <text:p>6,499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499061" calcext:value-type="float">
            <text:p>6,499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499061" calcext:value-type="float">
            <text:p>6,4990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630327" calcext:value-type="float">
            <text:p>6,6303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6852" calcext:value-type="float">
            <text:p>6,668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58336" calcext:value-type="float">
            <text:p>6,6583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658336" calcext:value-type="float">
            <text:p>6,6583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658336" calcext:value-type="float">
            <text:p>6,6583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658336" calcext:value-type="float">
            <text:p>6,6583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468522" calcext:value-type="float">
            <text:p>6,4685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44306" calcext:value-type="float">
            <text:p>6,443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304162" calcext:value-type="float">
            <text:p>6,3041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053236" calcext:value-type="float">
            <text:p>6,0532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053236" calcext:value-type="float">
            <text:p>6,0532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053236" calcext:value-type="float">
            <text:p>6,0532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945132" calcext:value-type="float">
            <text:p>5,9451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945132" calcext:value-type="float">
            <text:p>5,9451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945132" calcext:value-type="float">
            <text:p>5,9451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945132" calcext:value-type="float">
            <text:p>5,9451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945132" calcext:value-type="float">
            <text:p>5,9451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90185" calcext:value-type="float">
            <text:p>5,901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717127" calcext:value-type="float">
            <text:p>5,7171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534954" calcext:value-type="float">
            <text:p>5,5349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540042" calcext:value-type="float">
            <text:p>5,5400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540042" calcext:value-type="float">
            <text:p>5,5400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540042" calcext:value-type="float">
            <text:p>5,5400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540042" calcext:value-type="float">
            <text:p>5,5400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540042" calcext:value-type="float">
            <text:p>5,5400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575689" calcext:value-type="float">
            <text:p>5,5756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788422" calcext:value-type="float">
            <text:p>5,7884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788422" calcext:value-type="float">
            <text:p>5,7884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793512" calcext:value-type="float">
            <text:p>5,793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793512" calcext:value-type="float">
            <text:p>5,793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793512" calcext:value-type="float">
            <text:p>5,793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59606" calcext:value-type="float">
            <text:p>5,596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485181" calcext:value-type="float">
            <text:p>5,4851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662266" calcext:value-type="float">
            <text:p>5,6622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444442" calcext:value-type="float">
            <text:p>5,4444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444442" calcext:value-type="float">
            <text:p>5,4444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444442" calcext:value-type="float">
            <text:p>5,4444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43171" calcext:value-type="float">
            <text:p>5,431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43171" calcext:value-type="float">
            <text:p>5,431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445603" calcext:value-type="float">
            <text:p>5,4456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339816" calcext:value-type="float">
            <text:p>5,3398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339816" calcext:value-type="float">
            <text:p>5,3398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063424" calcext:value-type="float">
            <text:p>5,0634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063424" calcext:value-type="float">
            <text:p>5,0634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063424" calcext:value-type="float">
            <text:p>5,0634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152547" calcext:value-type="float">
            <text:p>5,1525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127082" calcext:value-type="float">
            <text:p>5,1270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319442" calcext:value-type="float">
            <text:p>5,3194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319442" calcext:value-type="float">
            <text:p>5,3194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319442" calcext:value-type="float">
            <text:p>5,3194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319442" calcext:value-type="float">
            <text:p>5,3194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537268" calcext:value-type="float">
            <text:p>5,5372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352546" calcext:value-type="float">
            <text:p>5,3525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352546" calcext:value-type="float">
            <text:p>5,3525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300456" calcext:value-type="float">
            <text:p>5,3004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300456" calcext:value-type="float">
            <text:p>5,3004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373138" calcext:value-type="float">
            <text:p>5,3731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356461" calcext:value-type="float">
            <text:p>5,356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356461" calcext:value-type="float">
            <text:p>5,356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356461" calcext:value-type="float">
            <text:p>5,356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356461" calcext:value-type="float">
            <text:p>5,356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551365" calcext:value-type="float">
            <text:p>5,5513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551365" calcext:value-type="float">
            <text:p>5,5513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437943" calcext:value-type="float">
            <text:p>5,437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437943" calcext:value-type="float">
            <text:p>5,437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263399" calcext:value-type="float">
            <text:p>5,2633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239096" calcext:value-type="float">
            <text:p>5,2390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239096" calcext:value-type="float">
            <text:p>5,2390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239096" calcext:value-type="float">
            <text:p>5,2390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239096" calcext:value-type="float">
            <text:p>5,2390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239096" calcext:value-type="float">
            <text:p>5,2390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239096" calcext:value-type="float">
            <text:p>5,2390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239096" calcext:value-type="float">
            <text:p>5,2390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329614" calcext:value-type="float">
            <text:p>5,3296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284927" calcext:value-type="float">
            <text:p>5,2849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245349" calcext:value-type="float">
            <text:p>5,245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245349" calcext:value-type="float">
            <text:p>5,245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245349" calcext:value-type="float">
            <text:p>5,245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245349" calcext:value-type="float">
            <text:p>5,245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245349" calcext:value-type="float">
            <text:p>5,245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198353" calcext:value-type="float">
            <text:p>5,1983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198353" calcext:value-type="float">
            <text:p>5,1983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198353" calcext:value-type="float">
            <text:p>5,1983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198353" calcext:value-type="float">
            <text:p>5,1983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326796" calcext:value-type="float">
            <text:p>5,3267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326796" calcext:value-type="float">
            <text:p>5,3267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47193" calcext:value-type="float">
            <text:p>5,471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47193" calcext:value-type="float">
            <text:p>5,471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47193" calcext:value-type="float">
            <text:p>5,471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31803" calcext:value-type="float">
            <text:p>5,318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31803" calcext:value-type="float">
            <text:p>5,318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31803" calcext:value-type="float">
            <text:p>5,318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31803" calcext:value-type="float">
            <text:p>5,318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31803" calcext:value-type="float">
            <text:p>5,318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31803" calcext:value-type="float">
            <text:p>5,318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31803" calcext:value-type="float">
            <text:p>5,318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31803" calcext:value-type="float">
            <text:p>5,318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264569" calcext:value-type="float">
            <text:p>5,2645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125672" calcext:value-type="float">
            <text:p>5,1256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933311" calcext:value-type="float">
            <text:p>4,9333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933311" calcext:value-type="float">
            <text:p>4,9333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907851" calcext:value-type="float">
            <text:p>4,9078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907851" calcext:value-type="float">
            <text:p>4,9078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720584" calcext:value-type="float">
            <text:p>4,7205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737248" calcext:value-type="float">
            <text:p>4,7372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737248" calcext:value-type="float">
            <text:p>4,7372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737248" calcext:value-type="float">
            <text:p>4,7372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699053" calcext:value-type="float">
            <text:p>4,699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699053" calcext:value-type="float">
            <text:p>4,699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699053" calcext:value-type="float">
            <text:p>4,699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699053" calcext:value-type="float">
            <text:p>4,699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699053" calcext:value-type="float">
            <text:p>4,699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699053" calcext:value-type="float">
            <text:p>4,699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699053" calcext:value-type="float">
            <text:p>4,699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699053" calcext:value-type="float">
            <text:p>4,699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699053" calcext:value-type="float">
            <text:p>4,699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699053" calcext:value-type="float">
            <text:p>4,699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699053" calcext:value-type="float">
            <text:p>4,6990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565256" calcext:value-type="float">
            <text:p>4,5652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583077" calcext:value-type="float">
            <text:p>4,5830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640486" calcext:value-type="float">
            <text:p>4,64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640486" calcext:value-type="float">
            <text:p>4,64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640486" calcext:value-type="float">
            <text:p>4,6404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483765" calcext:value-type="float">
            <text:p>4,4837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483765" calcext:value-type="float">
            <text:p>4,4837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483765" calcext:value-type="float">
            <text:p>4,4837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483765" calcext:value-type="float">
            <text:p>4,4837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483765" calcext:value-type="float">
            <text:p>4,4837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483765" calcext:value-type="float">
            <text:p>4,4837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483765" calcext:value-type="float">
            <text:p>4,4837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483765" calcext:value-type="float">
            <text:p>4,4837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671036" calcext:value-type="float">
            <text:p>4,6710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633997" calcext:value-type="float">
            <text:p>4,6339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633997" calcext:value-type="float">
            <text:p>4,6339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633997" calcext:value-type="float">
            <text:p>4,6339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633997" calcext:value-type="float">
            <text:p>4,6339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674742" calcext:value-type="float">
            <text:p>4,6747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51548" calcext:value-type="float">
            <text:p>4,515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51548" calcext:value-type="float">
            <text:p>4,515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3002" calcext:value-type="float">
            <text:p>4,30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3002" calcext:value-type="float">
            <text:p>4,30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3002" calcext:value-type="float">
            <text:p>4,30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3002" calcext:value-type="float">
            <text:p>4,30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3002" calcext:value-type="float">
            <text:p>4,30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3002" calcext:value-type="float">
            <text:p>4,30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3002" calcext:value-type="float">
            <text:p>4,30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316864" calcext:value-type="float">
            <text:p>4,3168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316864" calcext:value-type="float">
            <text:p>4,3168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316864" calcext:value-type="float">
            <text:p>4,3168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316864" calcext:value-type="float">
            <text:p>4,3168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316864" calcext:value-type="float">
            <text:p>4,3168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231437" calcext:value-type="float">
            <text:p>4,2314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231437" calcext:value-type="float">
            <text:p>4,2314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231437" calcext:value-type="float">
            <text:p>4,2314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231437" calcext:value-type="float">
            <text:p>4,2314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231437" calcext:value-type="float">
            <text:p>4,2314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139775" calcext:value-type="float">
            <text:p>4,1397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139775" calcext:value-type="float">
            <text:p>4,1397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260845" calcext:value-type="float">
            <text:p>4,2608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260845" calcext:value-type="float">
            <text:p>4,2608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260845" calcext:value-type="float">
            <text:p>4,2608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384468" calcext:value-type="float">
            <text:p>4,3844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202296" calcext:value-type="float">
            <text:p>4,2022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202296" calcext:value-type="float">
            <text:p>4,2022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295353" calcext:value-type="float">
            <text:p>4,2953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295353" calcext:value-type="float">
            <text:p>4,2953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295353" calcext:value-type="float">
            <text:p>4,2953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295353" calcext:value-type="float">
            <text:p>4,2953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295353" calcext:value-type="float">
            <text:p>4,2953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100445" calcext:value-type="float">
            <text:p>4,100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100445" calcext:value-type="float">
            <text:p>4,100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100445" calcext:value-type="float">
            <text:p>4,100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100445" calcext:value-type="float">
            <text:p>4,100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100445" calcext:value-type="float">
            <text:p>4,100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100445" calcext:value-type="float">
            <text:p>4,100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100445" calcext:value-type="float">
            <text:p>4,100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100445" calcext:value-type="float">
            <text:p>4,100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100445" calcext:value-type="float">
            <text:p>4,100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100445" calcext:value-type="float">
            <text:p>4,100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292803" calcext:value-type="float">
            <text:p>4,2928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292803" calcext:value-type="float">
            <text:p>4,2928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292803" calcext:value-type="float">
            <text:p>4,2928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292803" calcext:value-type="float">
            <text:p>4,2928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292803" calcext:value-type="float">
            <text:p>4,2928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292803" calcext:value-type="float">
            <text:p>4,2928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292803" calcext:value-type="float">
            <text:p>4,2928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292803" calcext:value-type="float">
            <text:p>4,2928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360172" calcext:value-type="float">
            <text:p>4,3601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360172" calcext:value-type="float">
            <text:p>4,3601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360172" calcext:value-type="float">
            <text:p>4,3601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297672" calcext:value-type="float">
            <text:p>4,2976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297672" calcext:value-type="float">
            <text:p>4,2976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297672" calcext:value-type="float">
            <text:p>4,2976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297672" calcext:value-type="float">
            <text:p>4,2976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297672" calcext:value-type="float">
            <text:p>4,2976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297672" calcext:value-type="float">
            <text:p>4,2976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274748" calcext:value-type="float">
            <text:p>4,2747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274748" calcext:value-type="float">
            <text:p>4,2747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135857" calcext:value-type="float">
            <text:p>4,1358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135857" calcext:value-type="float">
            <text:p>4,1358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040481" calcext:value-type="float">
            <text:p>4,0404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179368" calcext:value-type="float">
            <text:p>4,1793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002283" calcext:value-type="float">
            <text:p>4,0022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002283" calcext:value-type="float">
            <text:p>4,0022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002283" calcext:value-type="float">
            <text:p>4,0022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002283" calcext:value-type="float">
            <text:p>4,0022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002283" calcext:value-type="float">
            <text:p>4,00228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.933543" calcext:value-type="float">
            <text:p>3,9335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97035" calcext:value-type="float">
            <text:p>3,970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97035" calcext:value-type="float">
            <text:p>3,970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89511" calcext:value-type="float">
            <text:p>3,895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.89511" calcext:value-type="float">
            <text:p>3,895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89511" calcext:value-type="float">
            <text:p>3,895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89511" calcext:value-type="float">
            <text:p>3,895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837682" calcext:value-type="float">
            <text:p>3,8376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837682" calcext:value-type="float">
            <text:p>3,8376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.837682" calcext:value-type="float">
            <text:p>3,8376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.837682" calcext:value-type="float">
            <text:p>3,8376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86964" calcext:value-type="float">
            <text:p>3,869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.933293" calcext:value-type="float">
            <text:p>3,9332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933293" calcext:value-type="float">
            <text:p>3,9332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933293" calcext:value-type="float">
            <text:p>3,9332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.933293" calcext:value-type="float">
            <text:p>3,9332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933293" calcext:value-type="float">
            <text:p>3,9332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.957598" calcext:value-type="float">
            <text:p>3,9575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.957598" calcext:value-type="float">
            <text:p>3,9575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902738" calcext:value-type="float">
            <text:p>3,9027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902738" calcext:value-type="float">
            <text:p>3,9027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.902738" calcext:value-type="float">
            <text:p>3,9027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.902738" calcext:value-type="float">
            <text:p>3,9027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.865936" calcext:value-type="float">
            <text:p>3,8659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.803435" calcext:value-type="float">
            <text:p>3,8034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.803435" calcext:value-type="float">
            <text:p>3,8034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.705289" calcext:value-type="float">
            <text:p>3,7052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.705289" calcext:value-type="float">
            <text:p>3,7052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.705289" calcext:value-type="float">
            <text:p>3,7052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.705289" calcext:value-type="float">
            <text:p>3,7052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.705289" calcext:value-type="float">
            <text:p>3,7052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.705289" calcext:value-type="float">
            <text:p>3,7052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.775445" calcext:value-type="float">
            <text:p>3,77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.775445" calcext:value-type="float">
            <text:p>3,77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.775445" calcext:value-type="float">
            <text:p>3,77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.775445" calcext:value-type="float">
            <text:p>3,77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775445" calcext:value-type="float">
            <text:p>3,77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.628914" calcext:value-type="float">
            <text:p>3,6289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.721975" calcext:value-type="float">
            <text:p>3,721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.679834" calcext:value-type="float">
            <text:p>3,6798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.679834" calcext:value-type="float">
            <text:p>3,6798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.679834" calcext:value-type="float">
            <text:p>3,6798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697656" calcext:value-type="float">
            <text:p>3,697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.697656" calcext:value-type="float">
            <text:p>3,697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697656" calcext:value-type="float">
            <text:p>3,697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697656" calcext:value-type="float">
            <text:p>3,697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697656" calcext:value-type="float">
            <text:p>3,6976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.706677" calcext:value-type="float">
            <text:p>3,7066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.706677" calcext:value-type="float">
            <text:p>3,7066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.706677" calcext:value-type="float">
            <text:p>3,7066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.706677" calcext:value-type="float">
            <text:p>3,7066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.706677" calcext:value-type="float">
            <text:p>3,7066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.706677" calcext:value-type="float">
            <text:p>3,7066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706677" calcext:value-type="float">
            <text:p>3,7066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.706677" calcext:value-type="float">
            <text:p>3,7066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706677" calcext:value-type="float">
            <text:p>3,7066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706677" calcext:value-type="float">
            <text:p>3,7066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706677" calcext:value-type="float">
            <text:p>3,7066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.772875" calcext:value-type="float">
            <text:p>3,7728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.772875" calcext:value-type="float">
            <text:p>3,7728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.772875" calcext:value-type="float">
            <text:p>3,7728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.78052" calcext:value-type="float">
            <text:p>3,780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.779137" calcext:value-type="float">
            <text:p>3,7791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.779137" calcext:value-type="float">
            <text:p>3,7791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.779137" calcext:value-type="float">
            <text:p>3,7791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.668243" calcext:value-type="float">
            <text:p>3,6682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.631445" calcext:value-type="float">
            <text:p>3,6314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.480984" calcext:value-type="float">
            <text:p>3,4809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480984" calcext:value-type="float">
            <text:p>3,4809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427518" calcext:value-type="float">
            <text:p>3,427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.405988" calcext:value-type="float">
            <text:p>3,405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.405988" calcext:value-type="float">
            <text:p>3,405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432608" calcext:value-type="float">
            <text:p>3,432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.432608" calcext:value-type="float">
            <text:p>3,432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.432608" calcext:value-type="float">
            <text:p>3,432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.432608" calcext:value-type="float">
            <text:p>3,432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.432608" calcext:value-type="float">
            <text:p>3,432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.432608" calcext:value-type="float">
            <text:p>3,432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432608" calcext:value-type="float">
            <text:p>3,432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432608" calcext:value-type="float">
            <text:p>3,432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432608" calcext:value-type="float">
            <text:p>3,432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.432608" calcext:value-type="float">
            <text:p>3,432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432608" calcext:value-type="float">
            <text:p>3,432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530755" calcext:value-type="float">
            <text:p>3,5307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391874" calcext:value-type="float">
            <text:p>3,3918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391874" calcext:value-type="float">
            <text:p>3,3918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.391874" calcext:value-type="float">
            <text:p>3,3918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.391874" calcext:value-type="float">
            <text:p>3,3918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456929" calcext:value-type="float">
            <text:p>3,4569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.468257" calcext:value-type="float">
            <text:p>3,4682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.468257" calcext:value-type="float">
            <text:p>3,4682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.468257" calcext:value-type="float">
            <text:p>3,4682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.468257" calcext:value-type="float">
            <text:p>3,4682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.468257" calcext:value-type="float">
            <text:p>3,4682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.468257" calcext:value-type="float">
            <text:p>3,4682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468257" calcext:value-type="float">
            <text:p>3,4682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468257" calcext:value-type="float">
            <text:p>3,4682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468257" calcext:value-type="float">
            <text:p>3,4682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.426359" calcext:value-type="float">
            <text:p>3,4263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.363864" calcext:value-type="float">
            <text:p>3,3638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329624" calcext:value-type="float">
            <text:p>3,3296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.372907" calcext:value-type="float">
            <text:p>3,372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.372907" calcext:value-type="float">
            <text:p>3,372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372907" calcext:value-type="float">
            <text:p>3,372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372907" calcext:value-type="float">
            <text:p>3,372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372907" calcext:value-type="float">
            <text:p>3,372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.337258" calcext:value-type="float">
            <text:p>3,3372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.300203" calcext:value-type="float">
            <text:p>3,3002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.370341" calcext:value-type="float">
            <text:p>3,3703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.370341" calcext:value-type="float">
            <text:p>3,3703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.370341" calcext:value-type="float">
            <text:p>3,3703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.370341" calcext:value-type="float">
            <text:p>3,3703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370341" calcext:value-type="float">
            <text:p>3,3703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.370341" calcext:value-type="float">
            <text:p>3,3703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.370341" calcext:value-type="float">
            <text:p>3,3703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264559" calcext:value-type="float">
            <text:p>3,264559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2:23:40.245000000</dc:date>
    <meta:editing-duration>PT1M45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5.A1:cameraslog_5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5.B2:cameraslog_5.B1001" chart:label-cell-address="cameraslog_5.B1:cameraslog_5.B1" chart:class="chart:scatter">
            <chart:domain table:cell-range-address="cameraslog_5.A2:cameraslog_5.A1001"/>
            <chart:data-point chart:repeated="1000"/>
          </chart:series>
          <chart:series chart:style-name="ch8" chart:values-cell-range-address="cameraslog_5.C2:cameraslog_5.C1001" chart:label-cell-address="cameraslog_5.C1:cameraslog_5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5.B1:cameraslog_5.B1</svg:desc>
                </draw:g>
              </table:table-cell>
              <table:table-cell office:value-type="string">
                <text:p>number of cameras</text:p>
                <draw:g>
                  <svg:desc>cameraslog_5.C1:cameraslog_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5.A2:cameraslog_5.A1001</svg:desc>
                </draw:g>
              </table:table-cell>
              <table:table-cell office:value-type="float" office:value="4.947329">
                <text:p>4.947329</text:p>
                <draw:g>
                  <svg:desc>cameraslog_5.B2:cameraslog_5.B1001</svg:desc>
                </draw:g>
              </table:table-cell>
              <table:table-cell office:value-type="float" office:value="11">
                <text:p>11</text:p>
                <draw:g>
                  <svg:desc>cameraslog_5.C2:cameraslog_5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053118">
                <text:p>5.0531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053118">
                <text:p>5.0531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181816">
                <text:p>5.1818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473">
                <text:p>4.854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76078">
                <text:p>4.5760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740427">
                <text:p>4.7404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740427">
                <text:p>4.7404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599264">
                <text:p>4.5992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29487">
                <text:p>4.294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199268">
                <text:p>4.199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389095">
                <text:p>4.3890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224719">
                <text:p>4.224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335625">
                <text:p>4.3356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443949">
                <text:p>4.4439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549741">
                <text:p>4.5497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500209">
                <text:p>4.5002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521713">
                <text:p>4.521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474752">
                <text:p>4.4747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555078">
                <text:p>4.5550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736986">
                <text:p>4.7369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585639">
                <text:p>4.585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798365">
                <text:p>4.7983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100216">
                <text:p>5.100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2111">
                <text:p>5.21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286332">
                <text:p>5.2863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328222">
                <text:p>5.3282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579142">
                <text:p>5.5791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812246">
                <text:p>5.8122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79442">
                <text:p>5.794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798355">
                <text:p>5.7983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77286">
                <text:p>5.6772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912935">
                <text:p>5.9129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793256">
                <text:p>5.7932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944879">
                <text:p>5.9448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949971">
                <text:p>5.9499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949971">
                <text:p>5.9499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805988">
                <text:p>5.8059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983076">
                <text:p>5.9830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013623">
                <text:p>6.0136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.964109">
                <text:p>5.9641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197208">
                <text:p>6.197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946287">
                <text:p>5.9462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946287">
                <text:p>5.9462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171749">
                <text:p>6.1717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171749">
                <text:p>6.1717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.331012">
                <text:p>6.3310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536105">
                <text:p>6.5361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361566">
                <text:p>6.3615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477541">
                <text:p>6.4775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.477541">
                <text:p>6.4775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.709257">
                <text:p>6.7092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.858338">
                <text:p>6.8583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.604863">
                <text:p>6.6048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.604863">
                <text:p>6.6048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.604863">
                <text:p>6.6048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.604863">
                <text:p>6.6048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.707854">
                <text:p>6.7078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.82637">
                <text:p>6.82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.82637">
                <text:p>6.82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769196">
                <text:p>6.7691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769196">
                <text:p>6.7691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915458">
                <text:p>6.9154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963839">
                <text:p>6.9638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019854">
                <text:p>7.0198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951106">
                <text:p>6.9511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.951106">
                <text:p>6.9511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166391">
                <text:p>7.1663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166391">
                <text:p>7.1663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055752">
                <text:p>7.0557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121958">
                <text:p>7.1219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121958">
                <text:p>7.1219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276123">
                <text:p>7.276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255755">
                <text:p>7.2557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293951">
                <text:p>7.2939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091408">
                <text:p>7.0914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222659">
                <text:p>7.2226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349974">
                <text:p>7.3499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430299">
                <text:p>7.4302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372877">
                <text:p>7.3728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426353">
                <text:p>7.4263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32821">
                <text:p>7.328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342348">
                <text:p>7.3423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342348">
                <text:p>7.3423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167807">
                <text:p>7.1678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167807">
                <text:p>7.1678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35508">
                <text:p>7.355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370348">
                <text:p>7.3703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216183">
                <text:p>7.2161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245592">
                <text:p>7.2455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157628">
                <text:p>7.1576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120591">
                <text:p>7.1205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120591">
                <text:p>7.1205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062024">
                <text:p>7.0620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062024">
                <text:p>7.0620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907857">
                <text:p>6.9078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934709">
                <text:p>6.9347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934709">
                <text:p>6.9347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934709">
                <text:p>6.9347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757626">
                <text:p>6.7576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804848">
                <text:p>6.8048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804848">
                <text:p>6.8048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.804848">
                <text:p>6.8048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804848">
                <text:p>6.8048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6.645585">
                <text:p>6.645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645585">
                <text:p>6.645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.645585">
                <text:p>6.645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645585">
                <text:p>6.645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815026">
                <text:p>6.8150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776836">
                <text:p>6.7768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794657">
                <text:p>6.7946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794657">
                <text:p>6.7946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774288">
                <text:p>6.7742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989565">
                <text:p>6.9895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989565">
                <text:p>6.9895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.746279">
                <text:p>6.7462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.746279">
                <text:p>6.7462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746279">
                <text:p>6.7462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.597206">
                <text:p>6.5972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389563">
                <text:p>6.3895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520814">
                <text:p>6.5208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713182">
                <text:p>6.7131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713182">
                <text:p>6.7131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976832">
                <text:p>6.9768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746279">
                <text:p>6.7462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746279">
                <text:p>6.7462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.746279">
                <text:p>6.7462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.964103">
                <text:p>6.9641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964103">
                <text:p>6.9641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12846">
                <text:p>7.128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.94628">
                <text:p>6.946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.94628">
                <text:p>6.946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146278">
                <text:p>7.1462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097904">
                <text:p>7.0979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097904">
                <text:p>7.0979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115727">
                <text:p>7.1157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287726">
                <text:p>7.2877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034253">
                <text:p>7.0342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796058">
                <text:p>6.7960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87754">
                <text:p>6.877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87754">
                <text:p>6.877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87754">
                <text:p>6.877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862263">
                <text:p>6.8622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682632">
                <text:p>6.6826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58958">
                <text:p>6.589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58958">
                <text:p>6.589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594671">
                <text:p>6.5946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594671">
                <text:p>6.5946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594671">
                <text:p>6.5946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594671">
                <text:p>6.5946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476157">
                <text:p>6.476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476157">
                <text:p>6.476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476157">
                <text:p>6.476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476157">
                <text:p>6.476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29398">
                <text:p>6.293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29398">
                <text:p>6.293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337268">
                <text:p>6.3372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337268">
                <text:p>6.3372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306711">
                <text:p>6.3067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506715">
                <text:p>6.5067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35255">
                <text:p>6.352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40602">
                <text:p>6.406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.129633">
                <text:p>6.1296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.13727">
                <text:p>6.137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152548">
                <text:p>6.1525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028934">
                <text:p>6.0289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147448">
                <text:p>6.1474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.248145">
                <text:p>6.2481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.248145">
                <text:p>6.2481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088884">
                <text:p>6.0888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334719">
                <text:p>6.3347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321978">
                <text:p>6.3219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418733">
                <text:p>6.4187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418733">
                <text:p>6.4187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418733">
                <text:p>6.4187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499061">
                <text:p>6.499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499061">
                <text:p>6.499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499061">
                <text:p>6.499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499061">
                <text:p>6.4990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630327">
                <text:p>6.6303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.66852">
                <text:p>6.668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.658336">
                <text:p>6.658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.658336">
                <text:p>6.658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.658336">
                <text:p>6.658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.658336">
                <text:p>6.658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.468522">
                <text:p>6.4685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.44306">
                <text:p>6.443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.304162">
                <text:p>6.3041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.053236">
                <text:p>6.053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.053236">
                <text:p>6.053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.053236">
                <text:p>6.053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945132">
                <text:p>5.9451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945132">
                <text:p>5.9451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945132">
                <text:p>5.9451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945132">
                <text:p>5.9451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945132">
                <text:p>5.9451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90185">
                <text:p>5.901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717127">
                <text:p>5.717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534954">
                <text:p>5.5349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540042">
                <text:p>5.5400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540042">
                <text:p>5.5400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540042">
                <text:p>5.5400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540042">
                <text:p>5.5400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540042">
                <text:p>5.5400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575689">
                <text:p>5.5756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788422">
                <text:p>5.7884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788422">
                <text:p>5.7884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793512">
                <text:p>5.7935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793512">
                <text:p>5.7935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793512">
                <text:p>5.7935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59606">
                <text:p>5.596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485181">
                <text:p>5.4851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662266">
                <text:p>5.6622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444442">
                <text:p>5.4444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444442">
                <text:p>5.4444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444442">
                <text:p>5.4444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43171">
                <text:p>5.431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43171">
                <text:p>5.431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445603">
                <text:p>5.445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339816">
                <text:p>5.3398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339816">
                <text:p>5.3398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063424">
                <text:p>5.0634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063424">
                <text:p>5.0634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063424">
                <text:p>5.0634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152547">
                <text:p>5.1525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127082">
                <text:p>5.1270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319442">
                <text:p>5.3194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319442">
                <text:p>5.3194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319442">
                <text:p>5.3194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319442">
                <text:p>5.3194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537268">
                <text:p>5.5372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352546">
                <text:p>5.3525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352546">
                <text:p>5.3525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300456">
                <text:p>5.3004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300456">
                <text:p>5.3004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373138">
                <text:p>5.3731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356461">
                <text:p>5.3564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356461">
                <text:p>5.3564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356461">
                <text:p>5.3564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356461">
                <text:p>5.3564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551365">
                <text:p>5.5513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551365">
                <text:p>5.5513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437943">
                <text:p>5.437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437943">
                <text:p>5.437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263399">
                <text:p>5.2633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239096">
                <text:p>5.2390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239096">
                <text:p>5.2390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239096">
                <text:p>5.2390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239096">
                <text:p>5.2390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239096">
                <text:p>5.2390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239096">
                <text:p>5.2390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239096">
                <text:p>5.2390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329614">
                <text:p>5.3296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284927">
                <text:p>5.2849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245349">
                <text:p>5.245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245349">
                <text:p>5.245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245349">
                <text:p>5.245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245349">
                <text:p>5.245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245349">
                <text:p>5.2453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198353">
                <text:p>5.1983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198353">
                <text:p>5.1983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198353">
                <text:p>5.1983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198353">
                <text:p>5.1983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326796">
                <text:p>5.3267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326796">
                <text:p>5.3267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47193">
                <text:p>5.471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47193">
                <text:p>5.471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47193">
                <text:p>5.471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31803">
                <text:p>5.318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31803">
                <text:p>5.318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31803">
                <text:p>5.318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31803">
                <text:p>5.318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31803">
                <text:p>5.318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31803">
                <text:p>5.318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31803">
                <text:p>5.318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31803">
                <text:p>5.318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264569">
                <text:p>5.2645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125672">
                <text:p>5.1256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.933311">
                <text:p>4.9333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933311">
                <text:p>4.9333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.907851">
                <text:p>4.9078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.907851">
                <text:p>4.9078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.720584">
                <text:p>4.7205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737248">
                <text:p>4.7372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737248">
                <text:p>4.7372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737248">
                <text:p>4.7372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699053">
                <text:p>4.699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699053">
                <text:p>4.699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699053">
                <text:p>4.699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699053">
                <text:p>4.699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699053">
                <text:p>4.699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699053">
                <text:p>4.699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699053">
                <text:p>4.699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699053">
                <text:p>4.699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699053">
                <text:p>4.699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699053">
                <text:p>4.699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699053">
                <text:p>4.6990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565256">
                <text:p>4.5652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583077">
                <text:p>4.5830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640486">
                <text:p>4.64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640486">
                <text:p>4.64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640486">
                <text:p>4.6404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483765">
                <text:p>4.483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483765">
                <text:p>4.483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483765">
                <text:p>4.483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483765">
                <text:p>4.483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483765">
                <text:p>4.483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483765">
                <text:p>4.483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483765">
                <text:p>4.483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483765">
                <text:p>4.483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671036">
                <text:p>4.6710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633997">
                <text:p>4.6339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633997">
                <text:p>4.6339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633997">
                <text:p>4.6339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633997">
                <text:p>4.6339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674742">
                <text:p>4.6747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51548">
                <text:p>4.515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51548">
                <text:p>4.515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3002">
                <text:p>4.30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3002">
                <text:p>4.30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3002">
                <text:p>4.30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3002">
                <text:p>4.30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3002">
                <text:p>4.30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3002">
                <text:p>4.30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3002">
                <text:p>4.30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316864">
                <text:p>4.3168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316864">
                <text:p>4.3168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316864">
                <text:p>4.3168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316864">
                <text:p>4.3168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316864">
                <text:p>4.3168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231437">
                <text:p>4.2314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231437">
                <text:p>4.2314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231437">
                <text:p>4.2314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231437">
                <text:p>4.2314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231437">
                <text:p>4.2314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139775">
                <text:p>4.1397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139775">
                <text:p>4.1397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260845">
                <text:p>4.2608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260845">
                <text:p>4.2608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260845">
                <text:p>4.2608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384468">
                <text:p>4.3844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202296">
                <text:p>4.2022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202296">
                <text:p>4.2022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295353">
                <text:p>4.295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295353">
                <text:p>4.295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295353">
                <text:p>4.295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295353">
                <text:p>4.295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295353">
                <text:p>4.295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100445">
                <text:p>4.1004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100445">
                <text:p>4.1004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100445">
                <text:p>4.1004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100445">
                <text:p>4.1004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100445">
                <text:p>4.1004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100445">
                <text:p>4.1004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100445">
                <text:p>4.1004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100445">
                <text:p>4.1004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100445">
                <text:p>4.1004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100445">
                <text:p>4.1004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292803">
                <text:p>4.2928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292803">
                <text:p>4.2928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292803">
                <text:p>4.2928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292803">
                <text:p>4.2928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292803">
                <text:p>4.2928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292803">
                <text:p>4.2928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292803">
                <text:p>4.2928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292803">
                <text:p>4.2928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360172">
                <text:p>4.3601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360172">
                <text:p>4.3601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360172">
                <text:p>4.3601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297672">
                <text:p>4.2976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297672">
                <text:p>4.2976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297672">
                <text:p>4.2976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297672">
                <text:p>4.2976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297672">
                <text:p>4.2976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297672">
                <text:p>4.2976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274748">
                <text:p>4.2747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274748">
                <text:p>4.2747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135857">
                <text:p>4.1358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135857">
                <text:p>4.1358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040481">
                <text:p>4.0404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179368">
                <text:p>4.1793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002283">
                <text:p>4.0022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002283">
                <text:p>4.0022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002283">
                <text:p>4.0022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002283">
                <text:p>4.0022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002283">
                <text:p>4.0022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.933543">
                <text:p>3.9335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.97035">
                <text:p>3.970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.97035">
                <text:p>3.970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.89511">
                <text:p>3.895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.89511">
                <text:p>3.895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.89511">
                <text:p>3.895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.89511">
                <text:p>3.895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.837682">
                <text:p>3.8376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.837682">
                <text:p>3.8376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.837682">
                <text:p>3.8376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.837682">
                <text:p>3.8376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.86964">
                <text:p>3.8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.933293">
                <text:p>3.9332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.933293">
                <text:p>3.9332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.933293">
                <text:p>3.9332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.933293">
                <text:p>3.9332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.933293">
                <text:p>3.9332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.957598">
                <text:p>3.9575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.957598">
                <text:p>3.9575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.902738">
                <text:p>3.9027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.902738">
                <text:p>3.9027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.902738">
                <text:p>3.9027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.902738">
                <text:p>3.9027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3.865936">
                <text:p>3.8659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3.803435">
                <text:p>3.8034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3.803435">
                <text:p>3.8034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.705289">
                <text:p>3.705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3.705289">
                <text:p>3.705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3.705289">
                <text:p>3.705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3.705289">
                <text:p>3.705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3.705289">
                <text:p>3.705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.705289">
                <text:p>3.7052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.775445">
                <text:p>3.77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.775445">
                <text:p>3.77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3.775445">
                <text:p>3.77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.775445">
                <text:p>3.77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.775445">
                <text:p>3.77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.628914">
                <text:p>3.6289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.721975">
                <text:p>3.721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.679834">
                <text:p>3.6798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.679834">
                <text:p>3.6798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.679834">
                <text:p>3.6798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.697656">
                <text:p>3.6976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3.697656">
                <text:p>3.6976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.697656">
                <text:p>3.6976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.697656">
                <text:p>3.6976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3.697656">
                <text:p>3.6976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.706677">
                <text:p>3.706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3.706677">
                <text:p>3.706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3.706677">
                <text:p>3.706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3.706677">
                <text:p>3.706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.706677">
                <text:p>3.706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.706677">
                <text:p>3.706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.706677">
                <text:p>3.706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.706677">
                <text:p>3.706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.706677">
                <text:p>3.706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.706677">
                <text:p>3.706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3.706677">
                <text:p>3.706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3.772875">
                <text:p>3.772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3.772875">
                <text:p>3.772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3.772875">
                <text:p>3.772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3.78052">
                <text:p>3.780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3.779137">
                <text:p>3.779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3.779137">
                <text:p>3.779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3.779137">
                <text:p>3.779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3.668243">
                <text:p>3.668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3.631445">
                <text:p>3.6314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3.467093">
                <text:p>3.4670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3.480984">
                <text:p>3.4809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.480984">
                <text:p>3.4809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3.427518">
                <text:p>3.4275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.405988">
                <text:p>3.405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3.405988">
                <text:p>3.405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.432608">
                <text:p>3.43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.432608">
                <text:p>3.43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3.432608">
                <text:p>3.43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.432608">
                <text:p>3.43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3.432608">
                <text:p>3.43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3.432608">
                <text:p>3.43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3.432608">
                <text:p>3.43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3.432608">
                <text:p>3.43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.432608">
                <text:p>3.43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.432608">
                <text:p>3.43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.432608">
                <text:p>3.432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.530755">
                <text:p>3.530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.391874">
                <text:p>3.3918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.391874">
                <text:p>3.3918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.391874">
                <text:p>3.3918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.391874">
                <text:p>3.3918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.456929">
                <text:p>3.4569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3.468257">
                <text:p>3.468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3.468257">
                <text:p>3.468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3.468257">
                <text:p>3.468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3.468257">
                <text:p>3.468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3.468257">
                <text:p>3.468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.468257">
                <text:p>3.468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3.468257">
                <text:p>3.468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3.468257">
                <text:p>3.468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3.468257">
                <text:p>3.468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3.426359">
                <text:p>3.426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3.363864">
                <text:p>3.363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3.329624">
                <text:p>3.3296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3.372907">
                <text:p>3.372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3.372907">
                <text:p>3.372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3.372907">
                <text:p>3.372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3.372907">
                <text:p>3.372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3.372907">
                <text:p>3.372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3.337258">
                <text:p>3.337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3.300203">
                <text:p>3.300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3.370341">
                <text:p>3.3703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3.370341">
                <text:p>3.3703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3.370341">
                <text:p>3.3703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3.370341">
                <text:p>3.3703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3.370341">
                <text:p>3.3703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3.370341">
                <text:p>3.3703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3.370341">
                <text:p>3.3703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264559">
                <text:p>3.264559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